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53d" officeooo:paragraph-rsid="0014353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393ae" officeooo:paragraph-rsid="0014353d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rsid="000393ae" officeooo:paragraph-rsid="0014353d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b0b65" officeooo:paragraph-rsid="0014353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4353d" officeooo:paragraph-rsid="0014353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4353d" officeooo:paragraph-rsid="0014430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4430d" officeooo:paragraph-rsid="00144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4353d" officeooo:paragraph-rsid="0014353d" fo:background-color="#ccccc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4430d" officeooo:paragraph-rsid="0014430d" fo:background-color="#ccccc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4430d" officeooo:paragraph-rsid="0014430d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4430d" officeooo:paragraph-rsid="0014430d" fo:background-color="#b2b2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4430d" officeooo:paragraph-rsid="0014430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4953b" officeooo:paragraph-rsid="0014953b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ecc5f" officeooo:paragraph-rsid="0014953b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Liberation Serif" fo:font-size="14pt" fo:font-weight="bold" officeooo:rsid="000b0b65" officeooo:paragraph-rsid="0014353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14353d" officeooo:paragraph-rsid="0014353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2a70" style:font-weight-asian="bold" style:font-weight-complex="bold"/>
    </style:style>
    <style:style style:name="T3" style:family="text">
      <style:text-properties fo:font-weight="bold" officeooo:rsid="0014430d" style:font-weight-asian="bold" style:font-weight-complex="bold"/>
    </style:style>
    <style:style style:name="T4" style:family="text">
      <style:text-properties officeooo:rsid="000d2a70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background-color="#cccccc" loext:char-shading-value="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eed9" style:font-weight-asian="normal" style:font-weight-complex="normal"/>
    </style:style>
    <style:style style:name="T9" style:family="text">
      <style:text-properties fo:font-weight="normal" officeooo:rsid="0014953b" style:font-weight-asian="normal" style:font-weight-complex="normal"/>
    </style:style>
    <style:style style:name="T10" style:family="text">
      <style:text-properties officeooo:rsid="000beed9"/>
    </style:style>
    <style:style style:name="T11" style:family="text">
      <style:text-properties fo:font-style="italic" officeooo:rsid="000beed9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beed9" style:font-style-asian="italic" style:font-weight-asian="normal" style:font-style-complex="italic" style:font-weight-complex="normal"/>
    </style:style>
    <style:style style:name="T14" style:family="text">
      <style:text-properties officeooo:rsid="0014d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usz Plesiński</text:p>
      <text:p text:style-name="P1"/>
      <text:p text:style-name="P1"/>
      <text:p text:style-name="P16">Projekt <text:span text:style-name="T14">AAL</text:span></text:p>
      <text:p text:style-name="P16"/>
      <text:p text:style-name="P3"><text:span text:style-name="T1">Temat:</text:span> Przydział kanałów do stacji bazowych </text:p>
      <text:p text:style-name="P3"/>
      <text:p text:style-name="P3"/>
      <text:p text:style-name="P2"><text:span text:style-name="T2">Opis:</text:span><text:span text:style-name="T4"> </text:span>Dany jest graf nieskierowany z wierzchołkami i krawędziami, których wagi oznaczają odległości. Dla zadanego N, należy pokolorować węzły na N kolorów w taki sposób, aby zmaksymalizować minimalną odległość (pośrednią) między węzłami tego samego koloru. Skonstruuj algorytm znajdujący optymalne rozwiązanie tego problemu, oraz rozsądny algorytm aproksymacyjny. </text:p>
      <text:p text:style-name="P2"/>
      <text:p text:style-name="P15">Biblioteki zewnętrzne:</text:p>
      <text:p text:style-name="P4">Projekt wykorzystuje do wprowadzania argumentów uruchomienia bibliotekę cxxopts.hpp.</text:p>
      <text:p text:style-name="P4"/>
      <text:p text:style-name="P5"><text:span text:style-name="T5">Tryby uruchomienia:</text:span></text:p>
      <text:p text:style-name="P5"><text:span text:style-name="T5"/></text:p>
      <text:p text:style-name="P5"><text:span text:style-name="T1">Tryb 1:</text:span></text:p>
      <text:p text:style-name="P5"><text:span text:style-name="T1"/></text:p>
      <text:p text:style-name="P7">Uruchamiany za pomocą argumentu <text:span text:style-name="T6">-m 1 </text:span></text:p>
      <text:p text:style-name="P7"><text:span text:style-name="T6"/></text:p>
      <text:p text:style-name="P5">Program przyjmuje graf z pliku (argument <text:span text:style-name="T6">-f</text:span> wymagany). Plik musi zawierać na początku V – liczbę wierzchołków, E – liczbę krawędzi, następnie graf w postaci listy krawędzi.</text:p>
      <text:p text:style-name="P5">Przykład pliku z grafem:</text:p>
      <text:p text:style-name="P8">5 4</text:p>
      <text:p text:style-name="P8">0 1 5</text:p>
      <text:p text:style-name="P8">0 2 4</text:p>
      <text:p text:style-name="P8">1 3 8</text:p>
      <text:p text:style-name="P8">3 2 9</text:p>
      <text:p text:style-name="P8"/>
      <text:p text:style-name="P10">Dane wyjściowe są drukowane na standardowe wyjście można przekierować do pliku np.</text:p>
      <text:p text:style-name="P9">./prog -m 1 &lt;./out.txt </text:p>
      <text:p text:style-name="P5"/>
      <text:p text:style-name="P5"/>
      <text:p text:style-name="P12">Tryb 2:</text:p>
      <text:p text:style-name="P12"/>
      <text:p text:style-name="P7">Uruchamiany za pomocą argumentu <text:span text:style-name="T6">-m 2 </text:span></text:p>
      <text:p text:style-name="P5"/>
      <text:p text:style-name="P7">Wymagane argumenty wywołania -V -E -N </text:p>
      <text:p text:style-name="P7">Opcjonalne argumenty wywołania -f (tu plik do którego ma zostać wygenerowany graf, który później zostanie pokolorowany)</text:p>
      <text:p text:style-name="P7"/>
      <text:p text:style-name="P7">Przykład:</text:p>
      <text:p text:style-name="P9">./prog -m2 -V 5 -E 100 -N 3</text:p>
      <text:p text:style-name="P9"/>
      <text:p text:style-name="P6"><text:span text:style-name="T1">Tryb </text:span><text:span text:style-name="T3">3</text:span><text:span text:style-name="T1">:</text:span></text:p>
      <text:p text:style-name="P6"><text:span text:style-name="T1"/></text:p>
      <text:p text:style-name="P9">Uruchamiany za pomocą argumentu -m 3 </text:p>
      <text:p text:style-name="P9"><text:soft-page-break/></text:p>
      <text:p text:style-name="P10">Wymagane argumenty wywołania -V -E -N -k -r -s</text:p>
      <text:p text:style-name="P9"/>
      <text:p text:style-name="P10">Tryb umożliwia automatyczne testy. Generuje -r instancji problemu dla -k wartości -V co -s.</text:p>
      <text:p text:style-name="P10"/>
      <text:p text:style-name="P10">Przykład:</text:p>
      <text:p text:style-name="P11">./prog -m 3 -V 2 -E 100 -k 3 -s 2 -k 10 </text:p>
      <text:p text:style-name="P11"/>
      <text:p text:style-name="P11"/>
      <text:p text:style-name="P13">Opis plików:</text:p>
      <text:p text:style-name="P13"/>
      <text:p text:style-name="P13"><text:span text:style-name="T12">main.cpp</text:span> – <text:span text:style-name="T7">główna pętla programu obsługująca wejście, generujący grafy</text:span></text:p>
      <text:p text:style-name="P13"><text:span text:style-name="T12">Algoritms.h Algoritms.cpp</text:span><text:span text:style-name="T7"> – klasa realizująca algorytmy kolorowania grafu</text:span></text:p>
      <text:p text:style-name="P13"><text:span text:style-name="T12">Graph.h Graph.cpp</text:span><text:span text:style-name="T7"> – klasa reprezentująca graf</text:span></text:p>
      <text:p text:style-name="P13"><text:span text:style-name="T12">ShortestPaths.h ShortestPaths.cpp</text:span><text:span text:style-name="T7"> – klasa obliczająca macierz najkrótszych ścieżek w grafie</text:span></text:p>
      <text:p text:style-name="P13"><text:span text:style-name="T12">AdjMatrix.h AdjMatrix.cpp</text:span><text:span text:style-name="T7"> – klasa reprezentująca i obsługująca macierz trójkątną</text:span></text:p>
      <text:p text:style-name="P14"><text:span text:style-name="Strong_20_Emphasis"><text:span text:style-name="T13">cxxopts.hpp</text:span></text:span><text:span text:style-name="Strong_20_Emphasis"><text:span text:style-name="T10"> – </text:span></text:span><text:span text:style-name="Strong_20_Emphasis"><text:span text:style-name="T8">biblioteka </text:span></text:span><text:span text:style-name="Strong_20_Emphasis"><text:span text:style-name="T9">zwenętrzna</text:span></text:span><text:span text:style-name="Strong_20_Emphasis"><text:span text:style-name="T8"> do wczytywania argumentów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09:25:19.128000000</meta:creation-date>
    <dc:date>2018-01-19T09:48:29.520000000</dc:date>
    <meta:editing-duration>PT23M8S</meta:editing-duration>
    <meta:editing-cycles>4</meta:editing-cycles>
    <meta:generator>LibreOffice/5.2.4.2$Windows_x86 LibreOffice_project/3d5603e1122f0f102b62521720ab13a38a4e0eb0</meta:generator>
    <meta:document-statistic meta:table-count="0" meta:image-count="0" meta:object-count="0" meta:page-count="2" meta:paragraph-count="37" meta:word-count="264" meta:character-count="1828" meta:non-whitespace-character-count="1585"/>
  </office:meta>
</office:document-meta>
</file>